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8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49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3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4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55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6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7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8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4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5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6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69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5" style:base-cell-address="Projecttracker.N6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5" style:base-cell-address="Projecttracker.N47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5" style:base-cell-address="Projecttracker.N48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5" style:base-cell-address="Projecttracker.N190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5" style:base-cell-address="Projecttracker.N191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5" style:base-cell-address="Projecttracker.N192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5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37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9"/>
          <table:table-cell table:style-name="ce40"/>
          <table:table-cell office:value-type="string" table:style-name="ce41">
            <text:p>Briefcas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44"/>
          <table:table-cell table:style-name="ce45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6"/>
          <table:table-cell office:value-type="string" table:style-name="ce41">
            <text:p>CameraMovement</text:p>
          </table:table-cell>
          <table:table-cell office:value-type="string" table:content-validation-name="val1" table:style-name="ce47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49"/>
          <table:table-cell office:value-type="string" table:style-name="ce41">
            <text:p>Character_Arms</text:p>
          </table:table-cell>
          <table:table-cell office:value-type="string" table:content-validation-name="val1" table:style-name="ce43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50"/>
          <table:table-cell table:style-name="ce51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52"/>
          <table:table-cell table:style-name="ce40"/>
          <table:table-cell office:value-type="string" table:style-name="ce41">
            <text:p>PowerGenerator</text:p>
          </table:table-cell>
          <table:table-cell office:value-type="string" table:content-validation-name="val1" table:style-name="ce43">
            <text:p>Environmental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49"/>
          <table:table-cell office:value-type="string" table:style-name="ce41">
            <text:p>EdgePortal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51"/>
          <table:table-cell office:value-type="string" table:style-name="ce41">
            <text:p>Briefcase_Notes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3">
            <text:p>Must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40"/>
          <table:table-cell office:value-type="string" table:style-name="ce55">
            <text:p>Workbench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6">
            <text:p>O!</text:p>
          </table:table-cell>
          <table:table-cell office:value-type="string" table:style-name="ce57">
            <text:p>ScriptedEvents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0"/>
          <table:table-cell table:style-name="ce28"/>
          <table:table-cell table:style-name="ce31"/>
          <table:table-cell table:style-name="ce84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1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2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3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EnemyBehaviou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EnemyVision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GameMange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ItemDatabase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Inventory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4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GUI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Sound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rafting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2"/>
          <table:table-cell table:style-name="ce51"/>
          <table:table-cell office:value-type="string" table:style-name="ce59">
            <text:p>Terrain</text:p>
          </table:table-cell>
          <table:table-cell office:value-type="string" table:content-validation-name="val1" table:style-name="ce60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2"/>
          <table:table-cell office:value-type="string" table:style-name="ce51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 table:visibility="filter">
          <table:table-cell table:style-name="ce62"/>
          <table:table-cell table:style-name="ce51"/>
          <table:table-cell office:value-type="string" table:style-name="ce59">
            <text:p>Doo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2"/>
          <table:table-cell table:style-name="ce51"/>
          <table:table-cell office:value-type="string" table:style-name="ce59">
            <text:p>Barn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2"/>
          <table:table-cell table:style-name="ce51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65">
            <text:p>O</text:p>
          </table:table-cell>
          <table:table-cell office:value-type="string" table:style-name="ce22">
            <text:p>Insanity_PFX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4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Rock_00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3">
            <text:p>Should Have</text:p>
          </table:table-cell>
          <table:table-cell table:style-name="ce4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Basement_De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Mais_crop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PhoneUI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67"/>
          <table:table-cell table:style-name="ce51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Tracto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RecipeBlueprint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4" table:visibility="filter">
          <table:table-cell/>
          <table:table-cell table:style-name="ce51"/>
          <table:table-cell office:value-type="string" table:style-name="ce59">
            <text:p>Duck_Evil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earTrap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4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5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6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7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8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Ey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Tentac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nter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0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Silo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taircase_1stFloo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Tree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aterTow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ack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orOpe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rticle(class)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_Bod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xe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Ste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Steel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sement_Pip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set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eerBott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oil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Chandeli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Finge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2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Roar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ore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rr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sement_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t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ook_Op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room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Gall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65">
            <text:p>O</text:p>
          </table:table-cell>
          <table:table-cell office:value-type="string" table:style-name="ce22">
            <text:p>UISprite_GalleryFolder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HeartMe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Clea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Noteboo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etting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uitCaseNote05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uitCaseNote06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BicycleBe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ickenCoo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th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ontain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65">
            <text:p>O</text:p>
          </table:table-cell>
          <table:table-cell office:value-type="string" table:style-name="ce22">
            <text:p>Cou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Duct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Nuts&amp;Bol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o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uck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alloutShelt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ather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Woo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Wood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ireplac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lowerDead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lowerDead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reez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urnac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asma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lassShattered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angingBodies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anginRop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ay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rseHoof_Rust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Clos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Tool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dd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dder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Hang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Stand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ightSwit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ockpi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Mailbox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Outhous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2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3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4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perNot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tchfor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nk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owing_Wago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k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t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tH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tTra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ock_01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ockingChai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ad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aw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crewdri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hotgun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ck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ga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w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able_Sma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phone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phoneP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imberBloc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oil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ee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ee_02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eeStump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3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4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5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6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7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8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9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_Fladder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Buzz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Charging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Ring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TouchSoun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CarBatt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Gasolin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rippingWate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uck_Qwuack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Roar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maphone_Tu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BloodPool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Bloodspat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DrippingBlood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Under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tro_CutSce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MapNot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_Charg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_InEffect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Tune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Tune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Crouch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Deathcri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t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ven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queakyDoo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queekingWoo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visionStatic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om&amp;Jerry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ashca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u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rn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FlashLig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House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KidOnSwing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Map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Whos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hispersOfTheDamn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Roun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Squar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t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Ashtray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and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ir_00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thes_Shredd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oat R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onfederateFla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SCompu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uch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oltcut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DuctTa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2" table:style-name="ro3" table:visibility="filter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 table:visibility="filter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 table:visibility="filter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2" table:style-name="ro3" table:visibility="filter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69" table:style-name="ro3" table:visibility="filter">
          <table:table-cell/>
          <table:table-cell table:style-name="ce5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Gerjoh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table:style-name="ce77"/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condition table:field-number="2" table:value="Script" table:operator="="/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 table:data-type="Must Have,Should Have,Could Have,Would Have,Won't Have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22" style:family="table-cell" style:data-style-name="N0">
      <style:text-properties fo:color="#FF5959" fo:font-weight="bold" style:font-weight-asian="bold" style:font-weight-complex="bold"/>
    </style:style>
    <style:style style:name="cf23" style:family="table-cell" style:data-style-name="N0">
      <style:text-properties fo:color="#FF5959" fo:font-weight="bold" style:font-weight-asian="bold" style:font-weight-complex="bold"/>
    </style:style>
    <style:style style:name="cf24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5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Renzo</meta:initial-creator>
    <dc:creator>Renzo</dc:creator>
    <meta:creation-date>2016-05-10T09:52:08Z</meta:creation-date>
    <dc:date>2017-05-09T12:17:52Z</dc:date>
    <meta:user-defined meta:name="_TemplateID">TC029300419991</meta:user-defined>
  </office:meta>
</office:document-meta>
</file>